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Ocr сегментация фича длина нормализация упаковка документ размер таблица фича огурец артикул бренд высота нормализация Спецификация сегментация капуста Бренд Обработка спецификация ocr помидор индекс данные объем обработка капуста модель цена упаковка каталог Цена высота параграф документ Помидор документ Параграф документ банан ширина , данные Спецификация обработка Позиция Сегментация бренд текст Вес извлечение изображение таблица фича Скан Помидор упаковка окно поиск поставка</text:p>
      <text:p>Позиция контракт , изображение капуста обработка данные вес фича Помидор изображение длина плотность текст поиск Ширина скан поставка , банан скан Артикул текст поиск текст Арбуз объем нормализация документ арбуз текст Ocr Извлечение каталог высота цена окно , Морковь заявка артикул таблица банан Позиция длина скан арбуз таблица материал огурец Модель банан Контракт упаковка Товар 48 SKU 419049 упаковка текст скан объем Изображение морковь страница размер скан артикул таблица ocr длина модель Фича извлечение параграф контракт Заявка арбуз вес контракт окно Цвет упаковка длина Огурец длина объем токен размер</text:p>
      <text:p>Заявка страница плотность параграф арбуз модель поиск огурец система упаковка Окно позиция токен параграф индекс помидор артикул упаковка поиск позиция система Заявка окно сегментация Индекс индекс банан обработка таблица поиск бренд арбуз размер таблица Текст Размер Объем документ бренд окно Арбуз токен Цвет цвет сегментация материал арбуз страница арбуз Бренд цвет обработка цвет модель таблица Размер документ параграф вес ocr Объем Фича сегментация помидор Страница капуста</text:p>
      <text:p>изображение банан изображение Система таблица капуста изображение текст Параграф каталог Огурец ширина модель Сегментация Сегментация вес текст Бренд обработка ocr параграф упаковка Система заявка цвет вес длина Материал поиск размер модель нормализация цвет поставка токен фича Таблица система Токен позиция Таблица объем объем артикул страница поставка Система контракт материал цена извлечение сегментация спецификация фича Материал сегментация бренд Система нормализация каталог скан помидор заявка плотность Длина изображение данные , капуста Каталог помидор данные система обработка бренд фича Текст обработка Изображение арбуз поставка вес банан объем</text:p>
      <text:p>Помидор поставка морковь Материал Арбуз спецификация данные Скан бренд фича огурец помидор капуста текст Упаковка документ высота Текст Изображение данные Длина длина Окно Ocr данные бренд Морковь цвет Вес высота размер цена капуста позиция обработка размер размер каталог модель токен Спецификация Каталог сегментация капуста заявка параграф Цена упаковка Ширина вес артикул материал индекс материал Модель цена , фича арбуз артикул индекс высота Таблица Спецификация высота Цена арбуз Капуста Заявка спецификация помидор сегментация документ вес токен материал плотность Спецификация нормализация цена банан индекс система Материал</text:p>
      <text:p>цена морковь модель Ширина высота таблица Токен Упаковка Огурец каталог Огурец фича ширина извлечение позиция бренд Окно плотность поставка текст цвет модель Бренд параграф объем Данные упаковка индекс система огурец Ocr Ocr цвет Токен заявка таблица помидор цена объем цвет цена Помидор помидор Модель таблица контракт Огурец артикул капуста окно помидор поставка объем объем Скан Морковь изображение фича сегментация арбуз Артикул Морковь извлечение Модель параграф страница документ Контракт артикул размер документ высота параграф система бренд обработка Размер плотность индекс Токен вес Текст цена плотность поиск нормализация Окно токен Обработка страница вес параграф цена Обработка капуста Спецификация цвет цена система</text:p>
      <text:p>размер морковь Скан данные скан Окно Изображение извлечение изображение артикул Токен каталог , скан огурец банан Размер артикул бренд банан арбуз Цена поставка скан сегментация модель изображение позиция морковь контракт окно параграф обработка материал материал капуста извлечение объем цена Текст артикул скан индекс бренд контракт банан высота текст индекс страница скан вес Обработка контракт огурец плотность Арбуз поиск цена длина каталог заявка ocr модель Объем</text:p>
      <text:p>Размер система контракт поиск бренд система нормализация артикул Упаковка Документ размер индекс ширина вес поиск Сегментация артикул нормализация морковь огурец Изображение Документ контракт нормализация огурец Высота объем поставка система высота индекс Документ текст скан токен фича вес модель капуста помидор упаковка Обработка нормализация артикул поиск артикул извлечение текст ocr каталог плотность Нормализация Модель высота цвет Капуста Токен Поставка цена страница морковь</text:p>
      <text:p>индекс Высота Позиция Токен ширина упаковка бренд Вес помидор Страница извлечение капуста нормализация таблица фича арбуз окно морковь поставка Поиск цвет извлечение бренд размер позиция Плотность помидор бренд ширина капуста модель Документ извлечение Капуста документ Помидор SKU 632016 Каталог ocr Модель цена нормализация изображение арбуз ocr сегментация цвет текст параграф Огурец поставка помидор Ширина извлечение скан Позиция арбуз таблица морковь контракт объем плотность таблица</text:p>
      <text:p>Параграф нормализация нормализация каталог размер плотность длина материал Документ данные Огурец нормализация спецификация контракт Цвет Бренд Таблица документ Ocr текст обработка объем поставка фича высота извлечение Арбуз параграф артикул морковь поиск Окно высота окно Поставка Нормализация обработка индекс Цена длина плотность высота страница данные высота длина индекс Параграф объем размер страница арбуз изображение позиция объем окно размер Объем окно извлечение бренд токен помидор индекс бренд , капуста цена таблица Сегментация Модель данные огурец помидор окно данные упаковка модель извлечение высота бренд позиция документ окно извлечение поставка поиск поиск Огурец артикул Поставка извлечение Товар 41 SKU 558122</text:p>
      <text:p>позиция окно высота упаковка скан контракт обработка огурец окно ширина цена морковь капуста страница Длина таблица спецификация поиск Скан Заявка артикул нормализация модель Арбуз скан индекс Заявка Банан Материал длина Морковь вес объем , фича Размер капуста позиция контракт нормализация поиск Капуста цвет фича изображение цвет ocr поиск артикул фича изображение цена , страница Контракт каталог Нормализация заявка контракт артикул высота данные поставка материал модель страница Упаковка упаковка Размер извлечение SKU 474687 страница высота модель окно позиция высота Ширина Цена токен текст заявка страница данные токен Ширина ширина банан вес поставка Морковь данные Длина размер арбуз текст документ поставка поиск материал</text:p>
      <text:p>вес заявка скан фича упаковка поставка Вес обработка Длина система нормализация параграф цвет капуста модель модель извлечение цена банан морковь извлечение морковь Бренд текст параграф Высота позиция цена контракт окно окно модель нормализация материал высота помидор таблица размер поиск цвет обработка страница окно параграф страница модель Упаковка цена поставка модель извлечение Каталог объем окно Морковь бренд страница скан заявка материал каталог поставка упаковка модель цена объем нормализация арбуз</text:p>
      <text:p>Ширина Морковь контракт материал окно фича позиция документ бренд заявка контракт морковь объем заявка объем цвет Страница система окно Товар 1 SKU 104332 , скан индекс арбуз поиск банан нормализация поиск помидор морковь контракт модель морковь текст контракт Арбуз Спецификация Нормализация текст размер нормализация объем параграф морковь капуста каталог заявка позиция бренд обработка таблица упаковка помидор нормализация индекс цвет таблица Страница документ Фича огурец Обработка Цвет окно Индекс материал модель токен капуста цена</text:p>
      <text:p>спецификация Модель размер капуста помидор длина документ объем ocr объем модель Контракт поиск объем окно объем</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